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DA000001E0B8E42E22.png"/>
  <manifest:file-entry manifest:media-type="image/png" manifest:full-path="Pictures/1000020100000280000001E0A4560F65.png"/>
  <manifest:file-entry manifest:media-type="image/png" manifest:full-path="Pictures/1000020100000280000001E03AA9E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62cm" svg:height="11cm" svg:x="5cm" svg:y="10.8cm">
          <draw:image xlink:href="Pictures/10000201000001DA000001E0B8E42E22.png" xlink:type="simple" xlink:show="embed" xlink:actuate="onLoad">
            <text:p/>
          </draw:image>
        </draw:frame>
        <draw:frame draw:style-name="gr1" draw:text-style-name="P1" draw:layer="layout" svg:width="8cm" svg:height="6cm" svg:x="2cm" svg:y="5cm">
          <draw:image xlink:href="Pictures/1000020100000280000001E0A4560F65.png" xlink:type="simple" xlink:show="embed" xlink:actuate="onLoad">
            <text:p/>
          </draw:image>
        </draw:frame>
        <draw:frame draw:style-name="gr1" draw:text-style-name="P1" draw:layer="layout" svg:width="8.008cm" svg:height="6.006cm" svg:x="10.492cm" svg:y="5cm">
          <draw:image xlink:href="Pictures/1000020100000280000001E03AA9E1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Flint</meta:initial-creator>
    <meta:creation-date>2009-11-19T22:01:21</meta:creation-date>
    <dc:date>2009-11-19T23:10:44</dc:date>
    <dc:creator>Alex Flint</dc:creator>
    <meta:editing-duration>PT01H09M25S</meta:editing-duration>
    <meta:editing-cycles>3</meta:editing-cycles>
    <meta:generator>OpenOffice.org/3.1$Unix OpenOffice.org_project/310m19$Build-9420</meta:generator>
    <meta:document-statistic meta:object-count="3"/>
  </office:meta>
</office:document-meta>
</file>